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stroke="none" svg:stroke-color="#000000" draw:fill="none" draw:fill-color="#ffffff" fo:min-height="5.95cm"/>
    </style:style>
    <style:style style:name="gr3" style:family="graphic" style:parent-style-name="standard">
      <style:graphic-properties draw:fill-color="#ffff00" draw:textarea-horizontal-align="justify" draw:textarea-vertical-align="middle" draw:auto-grow-height="false" fo:min-height="0cm" fo:min-width="0cm"/>
    </style:style>
    <style:style style:name="gr4" style:family="graphic" style:parent-style-name="standard">
      <style:graphic-properties draw:fill-color="#b2b2b2" draw:textarea-horizontal-align="justify" draw:textarea-vertical-align="middle" draw:auto-grow-height="false" fo:min-height="0cm" fo:min-width="0cm" fo:wrap-option="no-wrap"/>
    </style:style>
    <style:style style:name="gr5" style:family="graphic" style:parent-style-name="standard">
      <style:graphic-properties draw:fill-color="#ff0000" draw:auto-grow-height="false" fo:min-height="0cm" fo:min-width="0cm" fo:wrap-option="wrap"/>
    </style:style>
    <style:style style:name="gr6" style:family="graphic" style:parent-style-name="standard">
      <style:graphic-properties draw:fill-color="#00cc00" draw:auto-grow-height="false" fo:min-height="0cm" fo:min-width="0cm" fo:wrap-option="wrap"/>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ellipse draw:style-name="gr1" draw:text-style-name="P1" draw:layer="layout" svg:width="12.9cm" svg:height="11.3cm" svg:x="2.4cm" svg:y="1.7cm">
          <text:p text:style-name="P1">Opinion 1</text:p>
        </draw:ellipse>
        <draw:ellipse draw:style-name="gr1" draw:text-style-name="P1" draw:layer="layout" svg:width="7.6cm" svg:height="7.3cm" svg:x="12cm" svg:y="11.9cm">
          <text:p text:style-name="P1">Opinion 3</text:p>
        </draw:ellipse>
        <draw:ellipse draw:style-name="gr1" draw:text-style-name="P1" draw:layer="layout" svg:width="8.6cm" svg:height="8.3cm" svg:x="0.8cm" svg:y="13.2cm">
          <text:p text:style-name="P1">Opinion 2</text:p>
        </draw:ellipse>
        <draw:frame draw:style-name="gr2" draw:layer="layout" svg:width="19cm" svg:height="6.2cm" svg:x="1cm" svg:y="22.7cm">
          <draw:text-box>
            <text:list text:style-name="L1">
              <text:list-item>
                <text:p>Les ronds extérieurs représentent des opinions</text:p>
              </text:list-item>
              <text:list-item>
                <text:p>A l'intérieur se trouvent les acteurs partisans</text:p>
              </text:list-item>
              <text:list-item>
                <text:p>La forme et la couleur de l'acteur représente le tpe d'acteur</text:p>
              </text:list-item>
              <text:list-item>
                <text:p>La taille du rond est proportionnelle à la taille de l'opinion</text:p>
              </text:list-item>
              <text:list-item>
                <text:p>La taille des forme est proportionnelle à la taille des acteurs (peu visible sur ce shéma)</text:p>
              </text:list-item>
            </text:list>
          </draw:text-box>
        </draw:frame>
        <draw:custom-shape draw:style-name="gr3" draw:text-style-name="P1" draw:layer="layout" svg:width="4cm" svg:height="4cm" svg:x="8.6cm" svg:y="2.3cm">
          <text:p text:style-name="P1">Acteur</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1" draw:layer="layout" svg:width="3.6cm" svg:height="2.7cm" svg:x="1.9cm" svg:y="17.9cm">
          <text:p text:style-name="P1">Acteur</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4.6cm" svg:height="2.5cm" svg:x="8.2cm" svg:y="9.6cm">
          <text:p text:style-name="P1">Acteu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1" draw:layer="layout" svg:width="3.1cm" svg:height="1.9cm" svg:x="15.4cm" svg:y="13cm">
          <text:p text:style-name="P1">Acteu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1" draw:layer="layout" svg:width="3.5cm" svg:height="1.9cm" svg:x="2.5cm" svg:y="14.6cm">
          <text:p text:style-name="P1">Acteu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layer="layout" svg:width="3.4cm" svg:height="3.1cm" svg:x="3.8cm" svg:y="6.8cm">
          <text:p>Acteur</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5" draw:layer="layout" svg:width="3.1cm" svg:height="3.1cm" svg:x="6cm" svg:y="17.3cm">
          <text:p>Acteur</text:p>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6" draw:layer="layout" svg:width="5cm" svg:height="3cm" svg:x="13.6cm" svg:y="15.7cm">
          <text:p>Acteur</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 draw:layer="layout" svg:width="4.5cm" svg:height="3.3cm" svg:x="10.7cm" svg:y="6.1cm">
          <text:p>Acteur</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Nicolas Scotto Di Perto</meta:initial-creator>
    <meta:creation-date>2017-05-14T16:53:59.55</meta:creation-date>
    <dc:date>2017-05-14T17:21:43.49</dc:date>
    <dc:creator>Nicolas Scotto Di Perto</dc:creator>
    <meta:editing-duration>PT27M45S</meta:editing-duration>
    <meta:editing-cycles>3</meta:editing-cycles>
    <meta:generator>OpenOffice/4.1.3$Win32 OpenOffice.org_project/413m1$Build-9783</meta:generator>
    <meta:document-statistic meta:object-count="13"/>
  </office:meta>
</office:document-meta>
</file>